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b388" officeooo:paragraph-rsid="0018b388"/>
    </style:style>
    <style:style style:name="T1" style:family="text">
      <style:text-properties officeooo:rsid="001a09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envenue dans WORLD of TANKs,</text:p>
      <text:p text:style-name="P1"/>
      <text:p text:style-name="P1">C'est un jeu à jouer à deux sur un seul ordinateur, le but étant de détruire le tank ennemi à l'aide d'obus devastateurs. Evitez les tirs ennemis, utilisez le paysage pour vous proteger et remportez cette bataille !</text:p>
      <text:p text:style-name="P1"/>
      <text:p text:style-name="P1">Touches :</text:p>
      <text:p text:style-name="P1"><text:tab/><text:tab/><text:tab/><text:tab/>Tank n°1 (Gauche)<text:tab/><text:tab/><text:tab/> <text:s text:c="4"/>Tank n°2(Droite)</text:p>
      <text:p text:style-name="P1"/>
      <text:p text:style-name="P1">déplacements latérals :<text:tab/> <text:s text:c="9"/>"Q D" <text:s text:c="50"/>"← →" <text:s/></text:p>
      <text:p text:style-name="P1"/>
      <text:p text:style-name="P1"/>
      <text:p text:style-name="P1">déplacements du cannon : <text:s/><text:tab/> <text:s text:c="2"/><text:tab/>"Z" <text:s text:c="17"/><text:tab/> <text:s text:c="26"/>"↑"</text:p>
      <text:p text:style-name="P1"><text:tab/><text:tab/><text:tab/><text:tab/> <text:s text:c="2"/><text:tab/>"S"<text:tab/><text:tab/><text:tab/><text:tab/><text:tab/> <text:s text:c="2"/>"↓"</text:p>
      <text:p text:style-name="P1"/>
      <text:p text:style-name="P1">Tirer : <text:tab/><text:tab/><text:tab/><text:tab/> <text:s text:c="3"/>"<text:span text:style-name="T1">Shift gauche</text:span>"<text:tab/> <text:s text:c="2"/><text:tab/> <text:s text:c="19"/>"<text:span text:style-name="T1">Shift droit</text:span> "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9S</meta:editing-duration>
    <meta:editing-cycles>4</meta:editing-cycles>
    <meta:generator>LibreOffice/5.3.6.1$Windows_x86 LibreOffice_project/686f202eff87ef707079aeb7f485847613344eb7</meta:generator>
    <dc:date>2018-04-12T18:24:03.315000000</dc:date>
    <meta:document-statistic meta:table-count="0" meta:image-count="0" meta:object-count="0" meta:page-count="1" meta:paragraph-count="8" meta:word-count="72" meta:character-count="570" meta:non-whitespace-character-count="335"/>
    <meta:user-defined meta:name="Info 1"/>
    <meta:user-defined meta:name="Info 2"/>
    <meta:user-defined meta:name="Info 3"/>
    <meta:user-defined meta:name="Info 4"/>
  </office:meta>
</office:document-meta>
</file>